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T4" style:parent-style-name="DefaultParagraphFont" style:family="text">
      <style:text-properties style:font-name="Wingdings" style:font-name-asian="Wingdings" style:font-name-complex="Wingdings"/>
    </style:style>
    <style:style style:name="T5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/>
      <text:p text:style-name="Normal"/>
      <text:p text:style-name="Normal"/>
      <text:p text:style-name="Normal">Implémentation d’un algorithme dans un langage<text:s/><text:span text:style-name="T2"></text:span><text:s/>codage.</text:p>
      <text:p text:style-name="Normal">Python<text:s/><text:span text:style-name="T3"></text:span><text:s/>langage qui peut être compris par tous les systèmes possibles.<text:s/>Langage qui a été fabriqué par une personne « en s’amusant », il date de l’année 1989 et est devenu officiel depuis 1991.<text:s/></text:p>
      <text:p text:style-name="Normal">Un langage portable : langage qui est facilement fonctionnel sur n’importe quel système et environnement.<text:s/>On peut facilement porter un programme python de linux à mac ou à windows. On n’a pas non plus besoin d’une interface particulière<text:s/>pour utiliser python. En python le code est simple, portable, logique et cohérent.<text:s/>Langage qui permet d’améliorer la productivité. Un programme python est un 1/5 ou 1/3 plus petit qu’un programme en java.<text:s/></text:p>
      <text:p text:style-name="Normal">On peut exécuter du python directement, pas de compilation<text:s/>ou de liaison.<text:s/>Python offre des bibliothèques étendues.<text:s/>Communauté énorme.<text:s/>Langage facilement lisible et donc de qualité.<text:s/>Peut être utilisé en forme de script, en orienté objet.<text:s/>Python optimal pour de l’intégration logicielle =&gt; passerelle entre plusieurs langages, peut être facilement utilisé avec d’autres langages. Il peut être étendu et intégré à de nombreux autres langages.<text:s/>Python est « agent de liaison ».</text:p>
      <text:p text:style-name="Normal"/>
      <text:p text:style-name="Normal">Inconvénients :<text:s/></text:p>
      <text:p text:style-name="Normal">Temps d’exécution du langage<text:s/></text:p>
      <text:p text:style-name="Normal">E/S opérations la plupart du temps donc python reste globalement rapide<text:s/></text:p>
      <text:p text:style-name="Normal">Entreprises<text:s/>utilisant python : google, youtube, pixar, netfilix<text:s/>…</text:p>
      <text:p text:style-name="Normal">Langage utilisé dans plusieurs contextes : programmation de systèmes, API, GUI<text:s/>(interface graphique),<text:s/>jeux, robotique, data science, BDD, communication en temps réel etc…</text:p>
      <text:p text:style-name="Normal"/>
      <text:p text:style-name="Normal">Python v2 encore utilisée dans des anciens logiciels<text:s/>dans le milieu industriel<text:s/>et est officiellement déprécié.<text:s/></text:p>
      <text:p text:style-name="Normal">Python v3 depuis 2008<text:s/><text:span text:style-name="T4"></text:span><text:s/>dernière version stable : 3.10.7</text:p>
      <text:p text:style-name="Normal"/>
      <text:p text:style-name="Normal">Installation de python : configurer un<text:s/>interpréteur.<text:s/></text:p>
      <text:p text:style-name="Normal">On peut utiliser également un environnement virtuel<text:s/>(gain de productivité important surtout lorsqu’on travaille sur plusieurs projets nécessitant des environnements différents)<text:s/><text:span text:style-name="T5"></text:span><text:s/>environnement python isolé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NASTERLIOU Marko</meta:initial-creator>
    <dc:creator>MANASTERLIOU Marko</dc:creator>
    <meta:creation-date>2022-10-10T07:24:00Z</meta:creation-date>
    <dc:date>2022-10-10T08:29:00Z</dc:date>
    <meta:template xlink:href="Normal" xlink:type="simple"/>
    <meta:editing-cycles>41</meta:editing-cycles>
    <meta:editing-duration>PT3900S</meta:editing-duration>
    <meta:document-statistic meta:page-count="1" meta:paragraph-count="3" meta:word-count="301" meta:character-count="1959" meta:row-count="13" meta:non-whitespace-character-count="1661"/>
  </office:meta>
</office:document-meta>
</file>